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0.888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2cm"/>
          <style:tab-stop style:position="9.001cm"/>
        </style:tab-stops>
      </style:paragraph-properties>
    </style:style>
    <style:style style:name="P2" style:family="paragraph">
      <style:paragraph-properties fo:margin-left="1.2cm" fo:margin-right="0cm" fo:text-align="center" fo:text-indent="-0.6cm"/>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style:use-window-font-color="true" style:font-name="Arial Black" fo:font-size="72pt" fo:font-style="normal"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20pt"/>
    </style:style>
    <style:style style:name="T1" style:family="text">
      <style:text-properties fo:color="#ffffff" style:font-name="Arial Black"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0.888cm" svg:x="0cm" svg:y="0.111cm" presentation:class="subtitle" presentation:user-transformed="true">
          <draw:text-box>
            <text:p text:style-name="P1"><text:span text:style-name="T1">Święte imię Jezus,</text:span></text:p>
            <text:p text:style-name="P1"><text:span text:style-name="T1">święte imię Jezus,</text:span></text:p>
            <text:p text:style-name="P1"><text:span text:style-name="T1">Jest na ustach mych</text:span></text:p>
            <text:p text:style-name="P1"><text:span text:style-name="T1">i w sercu mym,</text:span></text:p>
            <text:p text:style-name="P2"><text:span text:style-name="T1">W mocy Ducha</text:span></text:p>
            <text:p text:style-name="P2"><text:span text:style-name="T1">uwielbiam Cię. /x2</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3" draw:layer="layout" svg:width="28cm" svg:height="20.896cm" svg:x="-0.001cm" svg:y="0.107cm" presentation:class="subtitle" presentation:user-transformed="true">
          <draw:text-box>
            <text:p text:style-name="P1"><text:span text:style-name="T1">Nie ma</text:span></text:p>
            <text:p text:style-name="P1"><text:span text:style-name="T1">w innym zbawienia,</text:span></text:p>
            <text:p text:style-name="P2"><text:span text:style-name="T1">Gdyż nie dano nam,</text:span></text:p>
            <text:p text:style-name="P2"><text:span text:style-name="T1">ludziom,</text:span></text:p>
            <text:p text:style-name="P1"><text:span text:style-name="T1">Innego imienia,</text:span></text:p>
            <text:p text:style-name="P2"><text:span text:style-name="T1">w Nim</text:span></text:p>
            <text:p text:style-name="P2"><text:span text:style-name="T1">zbawienie jest.</text:span></text:p>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style:font-name="Arial1"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0:59:35</meta:creation-date>
    <dc:date>2014-10-21T12:50:45.333000000</dc:date>
    <dc:language>en-US</dc:language>
    <meta:editing-cycles>9</meta:editing-cycles>
    <meta:editing-duration>PT5M21S</meta:editing-duration>
    <meta:document-statistic meta:object-count="21"/>
    <meta:user-defined meta:name="Info 1"/>
    <meta:user-defined meta:name="Info 2"/>
    <meta:user-defined meta:name="Info 3"/>
    <meta:user-defined meta:name="Info 4"/>
  </office:meta>
</office:document-meta>
</file>